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69" style:family="table">
      <style:table-properties style:width="139.49mm" table:align="left" style:writing-mode="lr-tb"/>
    </style:style>
    <style:style style:name="Table69.A" style:family="table-column">
      <style:table-column-properties style:column-width="39.56mm"/>
    </style:style>
    <style:style style:name="Table69.B" style:family="table-column">
      <style:table-column-properties style:column-width="99.92mm"/>
    </style:style>
    <style:style style:name="Table69.1" style:family="table-row">
      <style:table-row-properties fo:keep-together="auto"/>
    </style:style>
    <style:style style:name="Table69.A1" style:family="table-cell">
      <style:table-cell-properties style:vertical-align="top" fo:padding-left="1.91mm" fo:padding-right="1.91mm" fo:padding-top="0mm" fo:padding-bottom="0mm" fo:border="none" style:writing-mode="lr-tb"/>
    </style:style>
    <style:style style:name="Table70" style:family="table">
      <style:table-properties style:width="150.55mm" fo:margin-left="-2.5mm" table:align="left" style:writing-mode="lr-tb"/>
    </style:style>
    <style:style style:name="Table70.A" style:family="table-column">
      <style:table-column-properties style:column-width="36.9mm"/>
    </style:style>
    <style:style style:name="Table70.B" style:family="table-column">
      <style:table-column-properties style:column-width="28.98mm"/>
    </style:style>
    <style:style style:name="Table70.C" style:family="table-column">
      <style:table-column-properties style:column-width="26.99mm"/>
    </style:style>
    <style:style style:name="Table70.D" style:family="table-column">
      <style:table-column-properties style:column-width="1.36mm"/>
    </style:style>
    <style:style style:name="Table70.E" style:family="table-column">
      <style:table-column-properties style:column-width="21.4mm"/>
    </style:style>
    <style:style style:name="Table70.F" style:family="table-column">
      <style:table-column-properties style:column-width="26.76mm"/>
    </style:style>
    <style:style style:name="Table70.G" style:family="table-column">
      <style:table-column-properties style:column-width="8.17mm"/>
    </style:style>
    <style:style style:name="Table70.1" style:family="table-row">
      <style:table-row-properties fo:keep-together="auto"/>
    </style:style>
    <style:style style:name="Table70.A1" style:family="table-cell">
      <style:table-cell-properties style:vertical-align="top" fo:padding-left="1.91mm" fo:padding-right="1.91mm" fo:padding-top="0mm" fo:padding-bottom="0mm" fo:border="none" style:writing-mode="lr-tb"/>
    </style:style>
    <style:style style:name="Table70.G2" style:family="table-cell">
      <style:table-cell-properties fo:padding="0mm" fo:border="none"/>
    </style:style>
    <style:style style:name="Table70.G3" style:family="table-cell">
      <style:table-cell-properties fo:padding="0mm" fo:border="none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weight="bold" style:font-weight-asian="bold"/>
    </style:style>
    <style:style style:name="P3" style:family="paragraph" style:parent-style-name="Standard">
      <style:text-properties style:font-name="Times New Roman" fo:language="nl" fo:country="N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Times New Roman" fo:language="nl" fo:country="NL" fo:font-weight="bold" style:font-weight-asian="bold"/>
    </style:style>
    <style:style style:name="P5" style:family="paragraph" style:parent-style-name="Standard">
      <style:paragraph-properties style:snap-to-layout-grid="false"/>
      <style:text-properties style:font-name="Times New Roman" fo:language="nl" fo:country="NL" fo:font-weight="bold" style:font-weight-asian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language="nl" fo:country="NL" fo:font-weight="bold" style:font-weight-asian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language="nl" fo:country="NL"/>
    </style:style>
    <style:style style:name="P8" style:family="paragraph" style:parent-style-name="Standard">
      <style:paragraph-properties>
        <style:tab-stops>
          <style:tab-stop style:position="0mm"/>
        </style:tab-stops>
      </style:paragraph-properties>
      <style:text-properties style:font-name="Times New Roman" fo:language="nl" fo:country="NL"/>
    </style:style>
    <style:style style:name="P9" style:family="paragraph" style:parent-style-name="Standard">
      <style:paragraph-properties>
        <style:tab-stops>
          <style:tab-stop style:position="135.03mm"/>
        </style:tab-stops>
      </style:paragraph-properties>
      <style:text-properties style:font-name="Times New Roman" fo:language="nl" fo:country="NL"/>
    </style:style>
    <style:style style:name="P10" style:family="paragraph" style:parent-style-name="Standard">
      <style:paragraph-properties style:snap-to-layout-grid="false"/>
      <style:text-properties style:font-name="Times New Roman" fo:language="nl" fo:country="NL"/>
    </style:style>
    <style:style style:name="P11" style:family="paragraph" style:parent-style-name="Standard">
      <style:text-properties style:font-name="Times New Roman" fo:language="nl" fo:country="NL" fo:font-style="italic" style:font-style-asian="italic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nl" fo:country="NL" fo:font-style="italic" style:font-style-asian="italic"/>
    </style:style>
    <style:style style:name="P13" style:family="paragraph" style:parent-style-name="Standard">
      <style:paragraph-properties style:snap-to-layout-grid="false"/>
      <style:text-properties style:font-name="Times New Roman"/>
    </style:style>
    <style:style style:name="P14" style:family="paragraph" style:parent-style-name="Standard">
      <style:paragraph-properties fo:margin-top="2.12mm" fo:margin-bottom="1.06mm"/>
      <style:text-properties style:font-name="Times New Roman" fo:language="nl" fo:country="NL"/>
    </style:style>
    <style:style style:name="P15" style:family="paragraph" style:parent-style-name="Standard">
      <style:paragraph-properties fo:margin-top="3.18mm" fo:margin-bottom="0mm"/>
      <style:text-properties style:font-name="Times New Roman" fo:language="nl" fo:country="NL"/>
    </style:style>
    <style:style style:name="P16" style:family="paragraph" style:parent-style-name="Standard">
      <style:paragraph-properties fo:margin-top="0mm" fo:margin-bottom="3.18mm"/>
      <style:text-properties style:font-name="Times New Roman"/>
    </style:style>
    <style:style style:name="T1" style:family="text">
      <style:text-properties fo:language="nl" fo:country="NL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outline="false" style:text-line-through-style="none" style:font-name="Times New Roman" fo:font-size="15pt" fo:font-style="normal" fo:text-shadow="none" style:text-underline-style="none" style:font-name-asian="Times New Roman" style:font-size-asian="15pt" style:font-style-asian="normal" style:font-name-complex="Times New Roman" style:font-size-complex="15pt" style:font-style-complex="normal" style:font-weight-complex="bold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Times New Roman" fo:font-size="12pt" fo:font-style="normal" fo:text-shadow="none" style:text-underline-style="none" style:font-name-asian="Times New Roman" style:font-size-asian="12pt" style:font-style-asian="normal" style:font-name-complex="Times New Roman" style:font-size-complex="12pt" style:font-style-complex="normal" style:font-weight-complex="bold" style:text-emphasize="none" style:text-overline-style="none" style:text-overline-color="font-color"/>
    </style:style>
    <style:style style:name="T6" style:family="text">
      <style:text-properties style:text-outline="false" style:text-line-through-style="none" fo:font-size="12pt" fo:font-style="normal" fo:text-shadow="none" style:text-underline-style="none" style:font-name-asian="Times New Roman" style:font-size-asian="12pt" style:font-style-asian="normal" style:font-name-complex="Times New Roman" style:font-size-complex="12pt" style:font-style-complex="normal" style:font-weight-complex="bold" style:text-emphasize="none" style:text-overline-style="none" style:text-overline-color="font-color"/>
    </style:style>
    <style:style style:name="T7" style:family="text">
      <style:text-properties fo:font-size="12pt" fo:language="nl" fo:country="NL" style:font-size-asian="12pt" style:font-size-complex="12pt"/>
    </style:style>
    <style:style style:name="T8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69" table:style-name="Table69">
        <table:table-column table:style-name="Table69.A"/>
        <table:table-column table:style-name="Table69.B"/>
        <table:table-row table:style-name="Table69.1">
          <table:table-cell table:style-name="Table69.A1" table:number-columns-spanned="2" office:value-type="string">
            <text:p text:style-name="P2"><text:span text:style-name="T1">Đơn vị:</text:span><text:span text:style-name="T7"> </text:span><text:span text:style-name="T6">Tập đoàn Mai Linh</text:span></text:p>
          </table:table-cell>
          <table:covered-table-cell/>
        </table:table-row>
        <table:table-row table:style-name="Table69.1">
          <table:table-cell table:style-name="Table69.A1" table:number-columns-spanned="2" office:value-type="string">
            <text:p text:style-name="P2">Địa chỉ: </text:p>
          </table:table-cell>
          <table:covered-table-cell/>
        </table:table-row>
        <table:table-row table:style-name="Table69.1">
          <table:table-cell table:style-name="Table69.A1" office:value-type="string">
            <text:p text:style-name="P4"/>
          </table:table-cell>
          <table:table-cell table:style-name="Table69.A1" office:value-type="string">
            <text:p text:style-name="P7"/>
          </table:table-cell>
        </table:table-row>
      </table:table>
      <text:p text:style-name="P15"><text:span text:style-name="T2"><text:tab/><text:tab/><text:tab/><text:tab/><text:tab/>PHIẾU THU <text:s/></text:span><text:s text:c="19"/><text:tab/><text:tab/>Quyển số:............</text:p>
      <text:p text:style-name="P8"><text:tab/><text:tab/> <text:s text:c="10"/><text:tab/> <text:s text:c="5"/><text:tab/><text:span text:style-name="T3">Ngày </text:span><text:span text:style-name="T3"><text:placeholder text:placeholder-type="text">&lt;o.date[8:10]&gt;</text:placeholder></text:span><text:span text:style-name="T3"> tháng </text:span><text:span text:style-name="T3"><text:placeholder text:placeholder-type="text">&lt;o.date[5:7]&gt;</text:placeholder></text:span><text:span text:style-name="T3"> năm </text:span><text:span text:style-name="T3"><text:placeholder text:placeholder-type="text">&lt;o.date[:4]&gt;</text:placeholder></text:span><text:span text:style-name="T3"><text:tab/><text:tab/><text:tab/></text:span>Số:.......................</text:p>
      <text:p text:style-name="P9"><text:s text:c="118"/></text:p>
      <text:p text:style-name="P3">Họ và tên người nộp tiền: <text:span text:style-name="T8"><text:placeholder text:placeholder-type="text">&lt;o.partner_id and o.partner_id.name or ''&gt;</text:placeholder></text:span></text:p>
      <text:p text:style-name="P3">Địa chỉ: </text:p>
      <text:p text:style-name="P3">Lý do nộp: <text:span text:style-name="T8"><text:placeholder text:placeholder-type="text">&lt;get_partner_address(o.partner_id)&gt;</text:placeholder></text:span></text:p>
      <text:p text:style-name="P3">Số tiền: <text:span text:style-name="T8"><text:placeholder text:placeholder-type="text">&lt;o.debit or o.credit&gt;</text:placeholder></text:span> (Viết bằng chữ): <text:span text:style-name="T8"><text:placeholder text:placeholder-type="text">&lt;convert(o.debit or o.credit)&gt;</text:placeholder></text:span></text:p>
      <text:p text:style-name="P16"/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column table:style-name="Table70.E"/>
        <table:table-column table:style-name="Table70.F"/>
        <table:table-column table:style-name="Table70.G"/>
        <table:table-row table:style-name="Table70.1">
          <table:table-cell table:style-name="Table70.A1" office:value-type="string">
            <text:p text:style-name="P13"/>
          </table:table-cell>
          <table:table-cell table:style-name="Table70.A1" office:value-type="string">
            <text:p text:style-name="P5"/>
          </table:table-cell>
          <table:table-cell table:style-name="Table70.A1" office:value-type="string">
            <text:p text:style-name="P10"/>
          </table:table-cell>
          <table:table-cell table:style-name="Table70.A1" office:value-type="string">
            <text:p text:style-name="P10"/>
          </table:table-cell>
          <table:table-cell table:style-name="Table70.A1" table:number-columns-spanned="3" office:value-type="string">
            <text:p text:style-name="P11">Ngày <text:placeholder text:placeholder-type="text">&lt;o.date[8:10]&gt;</text:placeholder> tháng <text:placeholder text:placeholder-type="text">&lt;o.date[5:7]&gt;</text:placeholder> năm <text:placeholder text:placeholder-type="text">&lt;o.date[:4]&gt;</text:placeholder></text:p>
            <text:p text:style-name="P11"/>
          </table:table-cell>
          <table:covered-table-cell/>
          <table:covered-table-cell/>
        </table:table-row>
        <table:table-row table:style-name="Table70.1">
          <table:table-cell table:style-name="Table70.A1" office:value-type="string">
            <text:p text:style-name="P6">Giám đốc</text:p>
          </table:table-cell>
          <table:table-cell table:style-name="Table70.A1" office:value-type="string">
            <text:p text:style-name="P6">Kế toán trưởng </text:p>
          </table:table-cell>
          <table:table-cell table:style-name="Table70.A1" office:value-type="string">
            <text:p text:style-name="P6">Người nộp</text:p>
            <text:p text:style-name="P6">tiền</text:p>
          </table:table-cell>
          <table:table-cell table:style-name="Table70.A1" table:number-columns-spanned="2" office:value-type="string">
            <text:p text:style-name="P6">Người lập phiếu</text:p>
          </table:table-cell>
          <table:covered-table-cell/>
          <table:table-cell table:style-name="Table70.A1" office:value-type="string">
            <text:p text:style-name="P6">Thủ quỹ</text:p>
          </table:table-cell>
          <table:table-cell table:style-name="Table70.G2" office:value-type="string">
            <text:p text:style-name="P5"/>
          </table:table-cell>
        </table:table-row>
        <table:table-row table:style-name="Table70.1">
          <table:table-cell table:style-name="Table70.A1" office:value-type="string">
            <text:p text:style-name="P12">(Ký, họ tên, đóng dấu)</text:p>
          </table:table-cell>
          <table:table-cell table:style-name="Table70.A1" office:value-type="string">
            <text:p text:style-name="P12">(Ký, họ tên)</text:p>
          </table:table-cell>
          <table:table-cell table:style-name="Table70.A1" office:value-type="string">
            <text:p text:style-name="P12">(Ký, họ tên)</text:p>
          </table:table-cell>
          <table:table-cell table:style-name="Table70.A1" table:number-columns-spanned="2" office:value-type="string">
            <text:p text:style-name="P12">(Ký, họ tên)</text:p>
          </table:table-cell>
          <table:covered-table-cell/>
          <table:table-cell table:style-name="Table70.A1" office:value-type="string">
            <text:p text:style-name="P12">(Ký, họ tên)</text:p>
          </table:table-cell>
          <table:table-cell table:style-name="Table70.G3" office:value-type="string">
            <text:p text:style-name="P10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9.63mm" fo:margin-right="19.84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1-06T17:11:35</meta:creation-date>
    <dc:date>2015-11-06T18:12:11</dc:date>
    <dc:creator>phung11764 </dc:creator>
    <meta:editing-duration>PT54M39S</meta:editing-duration>
    <meta:editing-cycles>27</meta:editing-cycles>
    <meta:generator>LibreOffice/3.5$Linux_X86_64 LibreOffice_project/350m1$Build-2</meta:generator>
    <meta:document-statistic meta:table-count="2" meta:image-count="0" meta:object-count="0" meta:page-count="1" meta:paragraph-count="21" meta:word-count="83" meta:character-count="670" meta:non-whitespace-character-count="436"/>
  </office:meta>
</office:document-meta>
</file>